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 Vera Sans" svg:font-family="'Bitstream Vera Sans'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32c8" officeooo:paragraph-rsid="001f32c8"/>
    </style:style>
    <style:style style:name="P2" style:family="paragraph" style:parent-style-name="Standard" style:list-style-name="L1">
      <style:text-properties officeooo:rsid="001f32c8" officeooo:paragraph-rsid="001f32c8"/>
    </style:style>
    <style:style style:name="T1" style:family="text">
      <style:text-properties officeooo:rsid="001e79ed"/>
    </style:style>
    <style:style style:name="T2" style:family="text">
      <style:text-properties officeooo:rsid="002061f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rt to html produces wrong decimalseparator together with bullets</text:p>
      <text:list xml:id="list4342992445922442094" text:style-name="L1">
        <text:list-item>
          <text:p text:style-name="P2">One bullet. Decimalseparator for margin on left side should be 0.6<text:span text:style-name="T2">3</text:span>5 cm, produces 0,6<text:span text:style-name="T2">3</text:span>5 cm and will be ignored by the brow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Bitstream Vera Sans" svg:font-family="'Bitstream Vera Sans'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Arial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Arial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Großkopf</meta:initial-creator>
    <meta:creation-date>2015-11-07T19:34:04.132498258</meta:creation-date>
    <dc:date>2015-11-07T20:01:43.552262509</dc:date>
    <dc:creator>Robert Großkopf</dc:creator>
    <meta:editing-duration>PT12M29S</meta:editing-duration>
    <meta:editing-cycles>2</meta:editing-cycles>
    <meta:generator>LibreOffice/4.4.6.3$Linux_X86_64 LibreOffice_project/e8938fd3328e95dcf59dd64e7facd2c7d67c704d</meta:generator>
    <meta:document-statistic meta:table-count="0" meta:image-count="0" meta:object-count="0" meta:page-count="1" meta:paragraph-count="2" meta:word-count="32" meta:character-count="195" meta:non-whitespace-character-count="166"/>
  </office:meta>
</office:document-meta>
</file>